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67" table:style-name="ta1">
        <table:shapes>
          <draw:frame draw:z-index="0" draw:style-name="gr1" draw:text-style-name="P1" svg:width="159.99mm" svg:height="89.99mm" svg:x="123.01mm" svg:y="1mm">
            <loext:p draw:notify-on-update-of-ranges="test267.C1:test267.C1 test267.C2:test267.C102 test267.D1:test267.D1 test267.D2:test267.D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3:22</text:p>
          </table:table-cell>
          <table:table-cell office:value-type="float" office:value="0.081951" calcext:value-type="float">
            <text:p>0.081951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3:23</text:p>
          </table:table-cell>
          <table:table-cell office:value-type="float" office:value="0.012413" calcext:value-type="float">
            <text:p>0.012413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" calcext:value-type="float">
            <text:p>0</text:p>
          </table:table-cell>
          <table:table-cell office:value-type="float" office:value="2849" calcext:value-type="float">
            <text:p>2849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3:24</text:p>
          </table:table-cell>
          <table:table-cell office:value-type="float" office:value="0.016935" calcext:value-type="float">
            <text:p>0.016935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2897" calcext:value-type="float">
            <text:p>2897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3:25</text:p>
          </table:table-cell>
          <table:table-cell office:value-type="float" office:value="0.011711" calcext:value-type="float">
            <text:p>0.011711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2869" calcext:value-type="float">
            <text:p>2869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3:26</text:p>
          </table:table-cell>
          <table:table-cell office:value-type="float" office:value="0.014246" calcext:value-type="float">
            <text:p>0.014246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338" calcext:value-type="float">
            <text:p>3338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3:27</text:p>
          </table:table-cell>
          <table:table-cell office:value-type="float" office:value="0.012968" calcext:value-type="float">
            <text:p>0.012968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410" calcext:value-type="float">
            <text:p>341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3:28</text:p>
          </table:table-cell>
          <table:table-cell office:value-type="float" office:value="0.041077" calcext:value-type="float">
            <text:p>0.041077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235" calcext:value-type="float">
            <text:p>3235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3:29</text:p>
          </table:table-cell>
          <table:table-cell office:value-type="float" office:value="0.019709" calcext:value-type="float">
            <text:p>0.019709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3323" calcext:value-type="float">
            <text:p>3323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3:30</text:p>
          </table:table-cell>
          <table:table-cell office:value-type="float" office:value="0.010609" calcext:value-type="float">
            <text:p>0.010609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" calcext:value-type="float">
            <text:p>0</text:p>
          </table:table-cell>
          <table:table-cell office:value-type="float" office:value="3188" calcext:value-type="float">
            <text:p>3188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3:31</text:p>
          </table:table-cell>
          <table:table-cell office:value-type="float" office:value="0.01141" calcext:value-type="float">
            <text:p>0.0114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3094" calcext:value-type="float">
            <text:p>3094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3:32</text:p>
          </table:table-cell>
          <table:table-cell office:value-type="float" office:value="0.014374" calcext:value-type="float">
            <text:p>0.014374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3321" calcext:value-type="float">
            <text:p>3321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3:33</text:p>
          </table:table-cell>
          <table:table-cell office:value-type="float" office:value="0.022664" calcext:value-type="float">
            <text:p>0.022664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2855" calcext:value-type="float">
            <text:p>2855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3:34</text:p>
          </table:table-cell>
          <table:table-cell office:value-type="float" office:value="0.015994" calcext:value-type="float">
            <text:p>0.015994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3137" calcext:value-type="float">
            <text:p>3137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3:35</text:p>
          </table:table-cell>
          <table:table-cell office:value-type="float" office:value="0.014344" calcext:value-type="float">
            <text:p>0.014344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2979" calcext:value-type="float">
            <text:p>2979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3:36</text:p>
          </table:table-cell>
          <table:table-cell office:value-type="float" office:value="0.013457" calcext:value-type="float">
            <text:p>0.013457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" calcext:value-type="float">
            <text:p>0</text:p>
          </table:table-cell>
          <table:table-cell office:value-type="float" office:value="3091" calcext:value-type="float">
            <text:p>3091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3:37</text:p>
          </table:table-cell>
          <table:table-cell office:value-type="float" office:value="0.015679" calcext:value-type="float">
            <text:p>0.015679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" calcext:value-type="float">
            <text:p>0</text:p>
          </table:table-cell>
          <table:table-cell office:value-type="float" office:value="3172" calcext:value-type="float">
            <text:p>3172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3:38</text:p>
          </table:table-cell>
          <table:table-cell office:value-type="float" office:value="0.009928" calcext:value-type="float">
            <text:p>0.009928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3221" calcext:value-type="float">
            <text:p>3221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3:39</text:p>
          </table:table-cell>
          <table:table-cell office:value-type="float" office:value="0.021007" calcext:value-type="float">
            <text:p>0.021007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" calcext:value-type="float">
            <text:p>0</text:p>
          </table:table-cell>
          <table:table-cell office:value-type="float" office:value="3025" calcext:value-type="float">
            <text:p>3025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3:40</text:p>
          </table:table-cell>
          <table:table-cell office:value-type="float" office:value="0.011442" calcext:value-type="float">
            <text:p>0.011442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173" calcext:value-type="float">
            <text:p>3173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3:41</text:p>
          </table:table-cell>
          <table:table-cell office:value-type="float" office:value="0.014353" calcext:value-type="float">
            <text:p>0.014353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3286" calcext:value-type="float">
            <text:p>3286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3:42</text:p>
          </table:table-cell>
          <table:table-cell office:value-type="float" office:value="0.027294" calcext:value-type="float">
            <text:p>0.027294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2968" calcext:value-type="float">
            <text:p>2968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3:43</text:p>
          </table:table-cell>
          <table:table-cell office:value-type="float" office:value="0.030228" calcext:value-type="float">
            <text:p>0.030228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3232" calcext:value-type="float">
            <text:p>3232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3:44</text:p>
          </table:table-cell>
          <table:table-cell office:value-type="float" office:value="0.011783" calcext:value-type="float">
            <text:p>0.011783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" calcext:value-type="float">
            <text:p>0</text:p>
          </table:table-cell>
          <table:table-cell office:value-type="float" office:value="3317" calcext:value-type="float">
            <text:p>3317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3:45</text:p>
          </table:table-cell>
          <table:table-cell office:value-type="float" office:value="0.012034" calcext:value-type="float">
            <text:p>0.012034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3078" calcext:value-type="float">
            <text:p>3078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3:46</text:p>
          </table:table-cell>
          <table:table-cell office:value-type="float" office:value="0.01154" calcext:value-type="float">
            <text:p>0.01154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3116" calcext:value-type="float">
            <text:p>3116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3:47</text:p>
          </table:table-cell>
          <table:table-cell office:value-type="float" office:value="0.010207" calcext:value-type="float">
            <text:p>0.010207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2778" calcext:value-type="float">
            <text:p>2778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3:48</text:p>
          </table:table-cell>
          <table:table-cell office:value-type="float" office:value="0.018696" calcext:value-type="float">
            <text:p>0.018696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3113" calcext:value-type="float">
            <text:p>3113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3:49</text:p>
          </table:table-cell>
          <table:table-cell office:value-type="float" office:value="0.011789" calcext:value-type="float">
            <text:p>0.011789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3339" calcext:value-type="float">
            <text:p>3339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3:50</text:p>
          </table:table-cell>
          <table:table-cell office:value-type="float" office:value="0.010917" calcext:value-type="float">
            <text:p>0.010917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" calcext:value-type="float">
            <text:p>0</text:p>
          </table:table-cell>
          <table:table-cell office:value-type="float" office:value="3112" calcext:value-type="float">
            <text:p>3112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3:51</text:p>
          </table:table-cell>
          <table:table-cell office:value-type="float" office:value="0.011679" calcext:value-type="float">
            <text:p>0.011679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227" calcext:value-type="float">
            <text:p>3227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3:52</text:p>
          </table:table-cell>
          <table:table-cell office:value-type="float" office:value="0.012674" calcext:value-type="float">
            <text:p>0.012674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3162" calcext:value-type="float">
            <text:p>3162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3:53</text:p>
          </table:table-cell>
          <table:table-cell office:value-type="float" office:value="0.012564" calcext:value-type="float">
            <text:p>0.012564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3183" calcext:value-type="float">
            <text:p>3183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3:54</text:p>
          </table:table-cell>
          <table:table-cell office:value-type="float" office:value="0.013688" calcext:value-type="float">
            <text:p>0.013688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2938" calcext:value-type="float">
            <text:p>2938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3:55</text:p>
          </table:table-cell>
          <table:table-cell office:value-type="float" office:value="0.018885" calcext:value-type="float">
            <text:p>0.018885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2873" calcext:value-type="float">
            <text:p>2873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3:56</text:p>
          </table:table-cell>
          <table:table-cell office:value-type="float" office:value="0.024346" calcext:value-type="float">
            <text:p>0.024346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2656" calcext:value-type="float">
            <text:p>2656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3:57</text:p>
          </table:table-cell>
          <table:table-cell office:value-type="float" office:value="0.022733" calcext:value-type="float">
            <text:p>0.022733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" calcext:value-type="float">
            <text:p>0</text:p>
          </table:table-cell>
          <table:table-cell office:value-type="float" office:value="2946" calcext:value-type="float">
            <text:p>2946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3:58</text:p>
          </table:table-cell>
          <table:table-cell office:value-type="float" office:value="0.027283" calcext:value-type="float">
            <text:p>0.027283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3314" calcext:value-type="float">
            <text:p>3314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3:59</text:p>
          </table:table-cell>
          <table:table-cell office:value-type="float" office:value="0.016251" calcext:value-type="float">
            <text:p>0.016251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663" calcext:value-type="float">
            <text:p>3663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00</text:p>
          </table:table-cell>
          <table:table-cell office:value-type="float" office:value="0.016068" calcext:value-type="float">
            <text:p>0.016068</text:p>
          </table:table-cell>
          <table:table-cell office:value-type="float" office:value="0.000284" calcext:value-type="float">
            <text:p>0.000284</text:p>
          </table:table-cell>
          <table:table-cell office:value-type="float" office:value="0" calcext:value-type="float">
            <text:p>0</text:p>
          </table:table-cell>
          <table:table-cell office:value-type="float" office:value="3526" calcext:value-type="float">
            <text:p>3526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01</text:p>
          </table:table-cell>
          <table:table-cell office:value-type="float" office:value="0.010683" calcext:value-type="float">
            <text:p>0.010683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3011" calcext:value-type="float">
            <text:p>3011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02</text:p>
          </table:table-cell>
          <table:table-cell office:value-type="float" office:value="0.00908" calcext:value-type="float">
            <text:p>0.00908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2911" calcext:value-type="float">
            <text:p>2911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03</text:p>
          </table:table-cell>
          <table:table-cell office:value-type="float" office:value="0.014902" calcext:value-type="float">
            <text:p>0.014902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3152" calcext:value-type="float">
            <text:p>3152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04</text:p>
          </table:table-cell>
          <table:table-cell office:value-type="float" office:value="0.029279" calcext:value-type="float">
            <text:p>0.029279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" calcext:value-type="float">
            <text:p>0</text:p>
          </table:table-cell>
          <table:table-cell office:value-type="float" office:value="3326" calcext:value-type="float">
            <text:p>3326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05</text:p>
          </table:table-cell>
          <table:table-cell office:value-type="float" office:value="0.012821" calcext:value-type="float">
            <text:p>0.012821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" calcext:value-type="float">
            <text:p>0</text:p>
          </table:table-cell>
          <table:table-cell office:value-type="float" office:value="3230" calcext:value-type="float">
            <text:p>323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06</text:p>
          </table:table-cell>
          <table:table-cell office:value-type="float" office:value="0.01084" calcext:value-type="float">
            <text:p>0.01084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2826" calcext:value-type="float">
            <text:p>2826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07</text:p>
          </table:table-cell>
          <table:table-cell office:value-type="float" office:value="0.012542" calcext:value-type="float">
            <text:p>0.012542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3562" calcext:value-type="float">
            <text:p>3562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08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3153" calcext:value-type="float">
            <text:p>3153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09</text:p>
          </table:table-cell>
          <table:table-cell office:value-type="float" office:value="0.016586" calcext:value-type="float">
            <text:p>0.016586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3459" calcext:value-type="float">
            <text:p>3459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10</text:p>
          </table:table-cell>
          <table:table-cell office:value-type="float" office:value="0.028007" calcext:value-type="float">
            <text:p>0.028007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3072" calcext:value-type="float">
            <text:p>3072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11</text:p>
          </table:table-cell>
          <table:table-cell office:value-type="float" office:value="0.045374" calcext:value-type="float">
            <text:p>0.045374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" calcext:value-type="float">
            <text:p>0</text:p>
          </table:table-cell>
          <table:table-cell office:value-type="float" office:value="3215" calcext:value-type="float">
            <text:p>3215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12</text:p>
          </table:table-cell>
          <table:table-cell office:value-type="float" office:value="0.046822" calcext:value-type="float">
            <text:p>0.046822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2842" calcext:value-type="float">
            <text:p>2842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13</text:p>
          </table:table-cell>
          <table:table-cell office:value-type="float" office:value="0.031506" calcext:value-type="float">
            <text:p>0.031506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3234" calcext:value-type="float">
            <text:p>3234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14</text:p>
          </table:table-cell>
          <table:table-cell office:value-type="float" office:value="0.013237" calcext:value-type="float">
            <text:p>0.013237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066" calcext:value-type="float">
            <text:p>3066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15</text:p>
          </table:table-cell>
          <table:table-cell office:value-type="float" office:value="0.010976" calcext:value-type="float">
            <text:p>0.010976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2992" calcext:value-type="float">
            <text:p>2992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16</text:p>
          </table:table-cell>
          <table:table-cell office:value-type="float" office:value="0.010821" calcext:value-type="float">
            <text:p>0.010821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285" calcext:value-type="float">
            <text:p>3285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17</text:p>
          </table:table-cell>
          <table:table-cell office:value-type="float" office:value="0.013776" calcext:value-type="float">
            <text:p>0.013776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3330" calcext:value-type="float">
            <text:p>333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18</text:p>
          </table:table-cell>
          <table:table-cell office:value-type="float" office:value="0.015467" calcext:value-type="float">
            <text:p>0.015467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2799" calcext:value-type="float">
            <text:p>2799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19</text:p>
          </table:table-cell>
          <table:table-cell office:value-type="float" office:value="0.01247" calcext:value-type="float">
            <text:p>0.01247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" calcext:value-type="float">
            <text:p>0</text:p>
          </table:table-cell>
          <table:table-cell office:value-type="float" office:value="3210" calcext:value-type="float">
            <text:p>321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20</text:p>
          </table:table-cell>
          <table:table-cell office:value-type="float" office:value="0.017154" calcext:value-type="float">
            <text:p>0.017154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" calcext:value-type="float">
            <text:p>0</text:p>
          </table:table-cell>
          <table:table-cell office:value-type="float" office:value="2907" calcext:value-type="float">
            <text:p>2907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21</text:p>
          </table:table-cell>
          <table:table-cell office:value-type="float" office:value="0.014463" calcext:value-type="float">
            <text:p>0.014463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2925" calcext:value-type="float">
            <text:p>2925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22</text:p>
          </table:table-cell>
          <table:table-cell office:value-type="float" office:value="0.012268" calcext:value-type="float">
            <text:p>0.012268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2926" calcext:value-type="float">
            <text:p>2926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23</text:p>
          </table:table-cell>
          <table:table-cell office:value-type="float" office:value="0.010129" calcext:value-type="float">
            <text:p>0.010129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" calcext:value-type="float">
            <text:p>0</text:p>
          </table:table-cell>
          <table:table-cell office:value-type="float" office:value="2969" calcext:value-type="float">
            <text:p>2969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24</text:p>
          </table:table-cell>
          <table:table-cell office:value-type="float" office:value="0.012332" calcext:value-type="float">
            <text:p>0.012332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2985" calcext:value-type="float">
            <text:p>2985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25</text:p>
          </table:table-cell>
          <table:table-cell office:value-type="float" office:value="0.010175" calcext:value-type="float">
            <text:p>0.010175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" calcext:value-type="float">
            <text:p>0</text:p>
          </table:table-cell>
          <table:table-cell office:value-type="float" office:value="3271" calcext:value-type="float">
            <text:p>3271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26</text:p>
          </table:table-cell>
          <table:table-cell office:value-type="float" office:value="0.011678" calcext:value-type="float">
            <text:p>0.011678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3167" calcext:value-type="float">
            <text:p>3167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27</text:p>
          </table:table-cell>
          <table:table-cell office:value-type="float" office:value="0.012159" calcext:value-type="float">
            <text:p>0.012159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" calcext:value-type="float">
            <text:p>0</text:p>
          </table:table-cell>
          <table:table-cell office:value-type="float" office:value="3345" calcext:value-type="float">
            <text:p>3345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28</text:p>
          </table:table-cell>
          <table:table-cell office:value-type="float" office:value="0.016602" calcext:value-type="float">
            <text:p>0.016602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" calcext:value-type="float">
            <text:p>0</text:p>
          </table:table-cell>
          <table:table-cell office:value-type="float" office:value="3036" calcext:value-type="float">
            <text:p>3036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29</text:p>
          </table:table-cell>
          <table:table-cell office:value-type="float" office:value="0.031862" calcext:value-type="float">
            <text:p>0.031862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3321" calcext:value-type="float">
            <text:p>3321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30</text:p>
          </table:table-cell>
          <table:table-cell office:value-type="float" office:value="0.023592" calcext:value-type="float">
            <text:p>0.023592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" calcext:value-type="float">
            <text:p>0</text:p>
          </table:table-cell>
          <table:table-cell office:value-type="float" office:value="3138" calcext:value-type="float">
            <text:p>3138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31</text:p>
          </table:table-cell>
          <table:table-cell office:value-type="float" office:value="0.014831" calcext:value-type="float">
            <text:p>0.014831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" calcext:value-type="float">
            <text:p>0</text:p>
          </table:table-cell>
          <table:table-cell office:value-type="float" office:value="3086" calcext:value-type="float">
            <text:p>308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32</text:p>
          </table:table-cell>
          <table:table-cell office:value-type="float" office:value="0.009704" calcext:value-type="float">
            <text:p>0.009704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" calcext:value-type="float">
            <text:p>0</text:p>
          </table:table-cell>
          <table:table-cell office:value-type="float" office:value="2811" calcext:value-type="float">
            <text:p>2811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33</text:p>
          </table:table-cell>
          <table:table-cell office:value-type="float" office:value="0.023498" calcext:value-type="float">
            <text:p>0.023498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" calcext:value-type="float">
            <text:p>0</text:p>
          </table:table-cell>
          <table:table-cell office:value-type="float" office:value="3150" calcext:value-type="float">
            <text:p>315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34</text:p>
          </table:table-cell>
          <table:table-cell office:value-type="float" office:value="0.051568" calcext:value-type="float">
            <text:p>0.051568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3567" calcext:value-type="float">
            <text:p>3567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35</text:p>
          </table:table-cell>
          <table:table-cell office:value-type="float" office:value="0.014618" calcext:value-type="float">
            <text:p>0.014618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3172" calcext:value-type="float">
            <text:p>3172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36</text:p>
          </table:table-cell>
          <table:table-cell office:value-type="float" office:value="0.014854" calcext:value-type="float">
            <text:p>0.014854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" calcext:value-type="float">
            <text:p>0</text:p>
          </table:table-cell>
          <table:table-cell office:value-type="float" office:value="3175" calcext:value-type="float">
            <text:p>3175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37</text:p>
          </table:table-cell>
          <table:table-cell office:value-type="float" office:value="0.011935" calcext:value-type="float">
            <text:p>0.011935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3194" calcext:value-type="float">
            <text:p>3194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38</text:p>
          </table:table-cell>
          <table:table-cell office:value-type="float" office:value="0.012111" calcext:value-type="float">
            <text:p>0.012111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2861" calcext:value-type="float">
            <text:p>2861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39</text:p>
          </table:table-cell>
          <table:table-cell office:value-type="float" office:value="0.011076" calcext:value-type="float">
            <text:p>0.01107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2996" calcext:value-type="float">
            <text:p>2996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40</text:p>
          </table:table-cell>
          <table:table-cell office:value-type="float" office:value="0.010746" calcext:value-type="float">
            <text:p>0.010746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" calcext:value-type="float">
            <text:p>0</text:p>
          </table:table-cell>
          <table:table-cell office:value-type="float" office:value="3034" calcext:value-type="float">
            <text:p>3034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41</text:p>
          </table:table-cell>
          <table:table-cell office:value-type="float" office:value="0.009101" calcext:value-type="float">
            <text:p>0.009101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3301" calcext:value-type="float">
            <text:p>3301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42</text:p>
          </table:table-cell>
          <table:table-cell office:value-type="float" office:value="0.014348" calcext:value-type="float">
            <text:p>0.014348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3064" calcext:value-type="float">
            <text:p>3064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43</text:p>
          </table:table-cell>
          <table:table-cell office:value-type="float" office:value="0.013262" calcext:value-type="float">
            <text:p>0.013262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3162" calcext:value-type="float">
            <text:p>3162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44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3050" calcext:value-type="float">
            <text:p>305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45</text:p>
          </table:table-cell>
          <table:table-cell office:value-type="float" office:value="0.018349" calcext:value-type="float">
            <text:p>0.018349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2889" calcext:value-type="float">
            <text:p>2889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46</text:p>
          </table:table-cell>
          <table:table-cell office:value-type="float" office:value="0.011145" calcext:value-type="float">
            <text:p>0.011145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" calcext:value-type="float">
            <text:p>0</text:p>
          </table:table-cell>
          <table:table-cell office:value-type="float" office:value="3306" calcext:value-type="float">
            <text:p>3306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47</text:p>
          </table:table-cell>
          <table:table-cell office:value-type="float" office:value="0.01037" calcext:value-type="float">
            <text:p>0.01037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3132" calcext:value-type="float">
            <text:p>3132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48</text:p>
          </table:table-cell>
          <table:table-cell office:value-type="float" office:value="0.020454" calcext:value-type="float">
            <text:p>0.020454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3098" calcext:value-type="float">
            <text:p>3098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49</text:p>
          </table:table-cell>
          <table:table-cell office:value-type="float" office:value="0.015607" calcext:value-type="float">
            <text:p>0.015607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3625" calcext:value-type="float">
            <text:p>3625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50</text:p>
          </table:table-cell>
          <table:table-cell office:value-type="float" office:value="0.024926" calcext:value-type="float">
            <text:p>0.024926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" calcext:value-type="float">
            <text:p>0</text:p>
          </table:table-cell>
          <table:table-cell office:value-type="float" office:value="3139" calcext:value-type="float">
            <text:p>3139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51</text:p>
          </table:table-cell>
          <table:table-cell office:value-type="float" office:value="0.02191" calcext:value-type="float">
            <text:p>0.02191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2912" calcext:value-type="float">
            <text:p>2912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52</text:p>
          </table:table-cell>
          <table:table-cell office:value-type="float" office:value="0.060501" calcext:value-type="float">
            <text:p>0.060501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2872" calcext:value-type="float">
            <text:p>2872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53</text:p>
          </table:table-cell>
          <table:table-cell office:value-type="float" office:value="0.026512" calcext:value-type="float">
            <text:p>0.026512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3413" calcext:value-type="float">
            <text:p>3413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54</text:p>
          </table:table-cell>
          <table:table-cell office:value-type="float" office:value="0.013713" calcext:value-type="float">
            <text:p>0.013713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3328" calcext:value-type="float">
            <text:p>3328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55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3071" calcext:value-type="float">
            <text:p>3071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56</text:p>
          </table:table-cell>
          <table:table-cell office:value-type="float" office:value="0.011086" calcext:value-type="float">
            <text:p>0.011086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" calcext:value-type="float">
            <text:p>0</text:p>
          </table:table-cell>
          <table:table-cell office:value-type="float" office:value="2945" calcext:value-type="float">
            <text:p>2945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57</text:p>
          </table:table-cell>
          <table:table-cell office:value-type="float" office:value="0.02798" calcext:value-type="float">
            <text:p>0.02798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3133" calcext:value-type="float">
            <text:p>3133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58</text:p>
          </table:table-cell>
          <table:table-cell office:value-type="float" office:value="0.034734" calcext:value-type="float">
            <text:p>0.034734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2576" calcext:value-type="float">
            <text:p>2576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4:59</text:p>
          </table:table-cell>
          <table:table-cell office:value-type="float" office:value="0.032529" calcext:value-type="float">
            <text:p>0.032529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311" calcext:value-type="float">
            <text:p>3311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5:00</text:p>
          </table:table-cell>
          <table:table-cell office:value-type="float" office:value="0.015671" calcext:value-type="float">
            <text:p>0.015671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3029" calcext:value-type="float">
            <text:p>3029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5:01</text:p>
          </table:table-cell>
          <table:table-cell office:value-type="float" office:value="0.015816" calcext:value-type="float">
            <text:p>0.015816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3209" calcext:value-type="float">
            <text:p>3209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35:02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1T12:45:27.586035815</dc:date>
    <meta:editing-duration>PT26S</meta:editing-duration>
    <meta:editing-cycles>1</meta:editing-cycles>
    <meta:document-statistic meta:table-count="1" meta:cell-count="714" meta:object-count="1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005cm" style:legend-expansion="high" chart:style-name="ch2"/>
        <chart:plot-area chart:style-name="ch3" table:cell-range-address="test267.C1:test267.D102" chart:data-source-has-labels="row" svg:x="0.32cm" svg:y="0.18cm" svg:width="13.361cm" svg:height="8.64cm">
          <chartooo:coordinate-region svg:x="1.232cm" svg:y="0.301cm" svg:width="12.389cm" svg:height="7.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67.C2:test267.C102" chart:label-cell-address="test267.C1:test267.C1" chart:class="chart:bar">
            <chart:data-point chart:repeated="101"/>
          </chart:series>
          <chart:series chart:style-name="ch8" chart:values-cell-range-address="test267.D2:test267.D102" chart:label-cell-address="test267.D1:test267.D1" chart:class="chart:ba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67.C1:test267.C1</svg:desc>
                </draw:g>
              </table:table-cell>
              <table:table-cell office:value-type="string">
                <text:p>xfertime</text:p>
                <draw:g>
                  <svg:desc>test267.D1:test267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1951">
                <text:p>0.081951</text:p>
                <draw:g>
                  <svg:desc>test267.C2:test267.C102</svg:desc>
                </draw:g>
              </table:table-cell>
              <table:table-cell office:value-type="float" office:value="0.000151">
                <text:p>0.000151</text:p>
                <draw:g>
                  <svg:desc>test267.D2:test267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2413">
                <text:p>0.012413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6935">
                <text:p>0.016935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1711">
                <text:p>0.011711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4246">
                <text:p>0.014246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968">
                <text:p>0.012968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1077">
                <text:p>0.041077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9709">
                <text:p>0.019709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0609">
                <text:p>0.010609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141">
                <text:p>0.01141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4374">
                <text:p>0.014374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2664">
                <text:p>0.022664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5994">
                <text:p>0.015994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4344">
                <text:p>0.014344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3457">
                <text:p>0.013457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5679">
                <text:p>0.015679</text:p>
              </table:table-cell>
              <table:table-cell office:value-type="float" office:value="0.000206">
                <text:p>0.0002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9928">
                <text:p>0.009928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1007">
                <text:p>0.021007</text:p>
              </table:table-cell>
              <table:table-cell office:value-type="float" office:value="0.000166">
                <text:p>0.0001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1442">
                <text:p>0.011442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4353">
                <text:p>0.014353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7294">
                <text:p>0.027294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0228">
                <text:p>0.030228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1783">
                <text:p>0.011783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2034">
                <text:p>0.012034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154">
                <text:p>0.01154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0207">
                <text:p>0.010207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8696">
                <text:p>0.018696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1789">
                <text:p>0.011789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0917">
                <text:p>0.010917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1679">
                <text:p>0.011679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2674">
                <text:p>0.012674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2564">
                <text:p>0.012564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3688">
                <text:p>0.013688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8885">
                <text:p>0.018885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4346">
                <text:p>0.024346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2733">
                <text:p>0.022733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7283">
                <text:p>0.027283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6251">
                <text:p>0.016251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6068">
                <text:p>0.016068</text:p>
              </table:table-cell>
              <table:table-cell office:value-type="float" office:value="0.000284">
                <text:p>0.0002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0683">
                <text:p>0.010683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908">
                <text:p>0.00908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4902">
                <text:p>0.014902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9279">
                <text:p>0.029279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2821">
                <text:p>0.012821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084">
                <text:p>0.01084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2542">
                <text:p>0.012542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065">
                <text:p>0.01065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6586">
                <text:p>0.016586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8007">
                <text:p>0.028007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5374">
                <text:p>0.045374</text:p>
              </table:table-cell>
              <table:table-cell office:value-type="float" office:value="0.000096">
                <text:p>0.0000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6822">
                <text:p>0.046822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1506">
                <text:p>0.031506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3237">
                <text:p>0.013237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0976">
                <text:p>0.010976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0821">
                <text:p>0.010821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3776">
                <text:p>0.013776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5467">
                <text:p>0.015467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247">
                <text:p>0.01247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7154">
                <text:p>0.017154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4463">
                <text:p>0.014463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2268">
                <text:p>0.012268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0129">
                <text:p>0.010129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2332">
                <text:p>0.012332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0175">
                <text:p>0.010175</text:p>
              </table:table-cell>
              <table:table-cell office:value-type="float" office:value="0.000193">
                <text:p>0.0001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1678">
                <text:p>0.011678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2159">
                <text:p>0.012159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6602">
                <text:p>0.016602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1862">
                <text:p>0.031862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3592">
                <text:p>0.023592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4831">
                <text:p>0.014831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9704">
                <text:p>0.009704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3498">
                <text:p>0.023498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51568">
                <text:p>0.051568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4618">
                <text:p>0.014618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4854">
                <text:p>0.014854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1935">
                <text:p>0.011935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2111">
                <text:p>0.012111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1076">
                <text:p>0.011076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0746">
                <text:p>0.010746</text:p>
              </table:table-cell>
              <table:table-cell office:value-type="float" office:value="0.000091">
                <text:p>0.0000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9101">
                <text:p>0.009101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4348">
                <text:p>0.014348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3262">
                <text:p>0.013262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2931">
                <text:p>0.012931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8349">
                <text:p>0.018349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1145">
                <text:p>0.011145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037">
                <text:p>0.01037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0454">
                <text:p>0.020454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5607">
                <text:p>0.015607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4926">
                <text:p>0.024926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191">
                <text:p>0.02191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60501">
                <text:p>0.060501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6512">
                <text:p>0.026512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3713">
                <text:p>0.013713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4925">
                <text:p>0.014925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1086">
                <text:p>0.011086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798">
                <text:p>0.02798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34734">
                <text:p>0.034734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32529">
                <text:p>0.032529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5671">
                <text:p>0.015671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5816">
                <text:p>0.015816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